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fo:language="nl" fo:country="BE" style:font-size-asian="18pt" style:font-size-complex="18pt"/>
    </style:style>
    <style:style style:name="P2" style:family="paragraph" style:parent-style-name="Standard">
      <style:text-properties fo:font-size="12pt" fo:language="nl" fo:country="BE" style:font-size-asian="12pt" style:font-size-complex="12pt"/>
    </style:style>
    <style:style style:name="P3" style:family="paragraph" style:parent-style-name="Standard">
      <style:text-properties fo:font-size="15pt" fo:language="nl" fo:country="BE" style:font-size-asian="15pt" style:font-size-complex="1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vil Mantis</text:p>
      <text:p text:style-name="P3"/>
      <text:p text:style-name="P3">Intro</text:p>
      <text:p text:style-name="P2">Als mantis ben je een van de avontuurlijkste van jouw soort. Je gaat op ontdekkingsreis in het universum. Wanneer je op de planeet “...” bent kom je op een magische plek waar je een artifect vind. Op de moment dat je dit artifect aanraakt verschijnt er een wezen die jou opdraagt om de andere x aantal artifacts te verzamelen en te vervoegen zodat het wezen zijn soort “hun planeet terug kunnen overnemen”. Zonder dat je het weet help je eigenlijk een slecht wezen die het universum probeert te veroveren.</text:p>
      <text:p text:style-name="P1"/>
      <text:p text:style-name="P3">1ste level</text:p>
      <text:p text:style-name="P2">In het eerste level leer je je eerste abbileties. Lopen, springen, mana verzamelen, zweven, slagen (mss verschillende slagen), leven verzamelen, andere items verzamelen en eventuele andere acties leren kennen.</text:p>
      <text:p text:style-name="P3"/>
      <text:p text:style-name="P3">End</text:p>
      <text:p text:style-name="P2">Op het einde heb je alle artifects, je wilt deze samenvoegen maar je word onderbroken door “Het team van deze planeet”. Je krijgt de mogelijkheid om het slechte uit je lichaam te bannen. Wanneer je dit doet volgt er een gevecht tegen het slechte wezen genaamd “...”. Je vernietigd het wezen en (Alles komt goed...). Wanneer je kiest om slecht te blijven vecht je tegen “planeetteam”.. Je vernietigd het team waardoor je daarna tijd hebt om de artifects samen te voegen. De wereld word slecht en het wezen heeft gewon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B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2-04T17:06:06.94</meta:creation-date>
    <dc:date>2016-12-06T13:27:16.83</dc:date>
    <meta:editing-duration>PT2H23M5S</meta:editing-duration>
    <meta:editing-cycles>3</meta:editing-cycles>
    <meta:generator>OpenOffice/4.1.2$Win32 OpenOffice.org_project/412m3$Build-9782</meta:generator>
    <meta:document-statistic meta:table-count="0" meta:image-count="0" meta:object-count="0" meta:page-count="1" meta:paragraph-count="7" meta:word-count="214" meta:character-count="1263"/>
  </office:meta>
</office:document-meta>
</file>